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ine Healing or miraculous healing</text:p>
      <text:p text:style-name="P1"/>
      <text:p text:style-name="P1">Seems like this is a very controversial point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3T10:37:03.56</meta:creation-date>
    <meta:document-statistic meta:table-count="0" meta:image-count="0" meta:object-count="0" meta:page-count="1" meta:paragraph-count="2" meta:word-count="13" meta:character-count="83"/>
    <dc:date>2024-11-03T10:38:18.10</dc:date>
    <meta:editing-duration>PT1M17S</meta:editing-duration>
    <meta:editing-cycles>1</meta:editing-cycles>
    <meta:generator>OpenOffice/4.1.15$Win32 OpenOffice.org_project/4115m2$Build-9813</meta:generator>
  </office:meta>
</office:document-meta>
</file>